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Spacing" style:family="paragraph">
      <style:text-properties fo:language="en" fo:country="US"/>
    </style:style>
    <style:style style:name="P3" style:parent-style-name="NoSpacing" style:list-style-name="LFO1" style:family="paragraph">
      <style:text-properties fo:language="en" fo:country="US"/>
    </style:style>
    <style:style style:name="P4" style:parent-style-name="NoSpacing" style:list-style-name="LFO1" style:family="paragraph">
      <style:text-properties fo:language="en" fo:country="US"/>
    </style:style>
    <style:style style:name="P5" style:parent-style-name="NoSpacing" style:family="paragraph">
      <style:text-properties fo:language="en" fo:country="US"/>
    </style:style>
    <style:style style:name="P6" style:parent-style-name="NoSpacing" style:family="paragraph">
      <style:text-properties fo:language="en" fo:country="US"/>
    </style:style>
    <style:style style:name="P7" style:parent-style-name="NoSpacing" style:list-style-name="LFO2" style:family="paragraph">
      <style:text-properties fo:language="en" fo:country="US"/>
    </style:style>
    <style:style style:name="P8" style:parent-style-name="NoSpacing" style:list-style-name="LFO2" style:family="paragraph">
      <style:text-properties fo:language="en" fo:country="US"/>
    </style:style>
    <style:style style:name="P9" style:parent-style-name="NoSpacing" style:family="paragraph">
      <style:text-properties fo:language="en" fo:country="US"/>
    </style:style>
    <style:style style:name="P10" style:parent-style-name="NoSpacing" style:family="paragraph">
      <style:text-properties fo:language="en" fo:country="US"/>
    </style:style>
    <style:style style:name="P11" style:parent-style-name="NoSpacing" style:list-style-name="LFO5" style:family="paragraph">
      <style:text-properties fo:language="en" fo:country="US"/>
    </style:style>
    <style:style style:name="P12" style:parent-style-name="NoSpacing" style:list-style-name="LFO5" style:family="paragraph">
      <style:text-properties fo:language="en" fo:country="US"/>
    </style:style>
    <style:style style:name="P13" style:parent-style-name="NoSpacing" style:family="paragraph">
      <style:text-properties fo:language="en" fo:country="US"/>
    </style:style>
    <style:style style:name="P14" style:parent-style-name="NoSpacing" style:family="paragraph">
      <style:text-properties fo:language="en" fo:country="US"/>
    </style:style>
    <style:style style:name="P15" style:parent-style-name="NoSpacing" style:family="paragraph">
      <style:text-properties fo:language="en" fo:country="US"/>
    </style:style>
    <style:style style:name="P16" style:parent-style-name="NoSpacing" style:family="paragraph">
      <style:text-properties fo:language="en" fo:country="US"/>
    </style:style>
    <style:style style:name="P17" style:parent-style-name="NoSpacing" style:family="paragraph">
      <style:text-properties fo:language="en" fo:country="US"/>
    </style:style>
    <style:style style:name="P18" style:parent-style-name="NoSpacing" style:family="paragraph">
      <style:text-properties fo:language="en" fo:country="US"/>
    </style:style>
    <style:style style:name="P19" style:parent-style-name="NoSpacing" style:list-style-name="LFO6" style:family="paragraph">
      <style:text-properties fo:language="en" fo:country="US"/>
    </style:style>
    <style:style style:name="P20" style:parent-style-name="NoSpacing" style:list-style-name="LFO6" style:family="paragraph">
      <style:text-properties fo:language="en" fo:country="US"/>
    </style:style>
    <style:style style:name="P21" style:parent-style-name="NoSpacing" style:family="paragraph">
      <style:text-properties fo:language="en" fo:country="US"/>
    </style:style>
    <style:style style:name="P22" style:parent-style-name="NoSpacing" style:family="paragraph">
      <style:text-properties fo:language="en" fo:country="US"/>
    </style:style>
    <style:style style:name="P23" style:parent-style-name="NoSpacing" style:list-style-name="LFO7" style:family="paragraph">
      <style:text-properties fo:language="en" fo:country="US"/>
    </style:style>
    <style:style style:name="P24" style:parent-style-name="NoSpacing" style:list-style-name="LFO7" style:family="paragraph">
      <style:text-properties fo:language="en" fo:country="US"/>
    </style:style>
    <style:style style:name="P25" style:parent-style-name="NoSpacing" style:family="paragraph">
      <style:text-properties fo:language="en" fo:country="US"/>
    </style:style>
    <style:style style:name="P26" style:parent-style-name="NoSpacing" style:family="paragraph">
      <style:text-properties fo:language="en" fo:country="US"/>
    </style:style>
    <style:style style:name="P27" style:parent-style-name="NoSpacing" style:list-style-name="LFO8" style:family="paragraph">
      <style:text-properties fo:language="en" fo:country="US"/>
    </style:style>
    <style:style style:name="P28" style:parent-style-name="NoSpacing" style:list-style-name="LFO8" style:family="paragraph">
      <style:text-properties fo:language="en" fo:country="US"/>
    </style:style>
    <style:style style:name="P29" style:parent-style-name="NoSpacing" style:list-style-name="LFO8" style:family="paragraph">
      <style:text-properties fo:language="en" fo:country="US"/>
    </style:style>
    <style:style style:name="P30" style:parent-style-name="NoSpacing" style:list-style-name="LFO8" style:family="paragraph">
      <style:text-properties fo:language="en" fo:country="US"/>
    </style:style>
  </office:automatic-styles>
  <office:body>
    <office:text text:use-soft-page-breaks="true">
      <text:p text:style-name="P1">Character sheet bulky boi aka<text:s/>push guy</text:p>
      <text:p text:style-name="P2">Personality:</text:p>
      <text:list text:style-name="LFO1" text:continue-numbering="true">
        <text:list-item>
          <text:p text:style-name="P3">Big, clumsy (makes weird noises), is a little broken due to missing maintenance</text:p>
        </text:list-item>
        <text:list-item>
          <text:p text:style-name="P4">Programmed to push things, maybe can push trough walls and actually breaking them</text:p>
        </text:list-item>
      </text:list>
      <text:p text:style-name="P5"/>
      <text:p text:style-name="P6">Goals vs needs:</text:p>
      <text:list text:style-name="LFO2" text:continue-numbering="true">
        <text:list-item>
          <text:p text:style-name="P7">Goal is to work together with other robot to find replacements parts and find a repair robot</text:p>
        </text:list-item>
        <text:list-item>
          <text:p text:style-name="P8">Need is to repair himself<text:s/></text:p>
        </text:list-item>
      </text:list>
      <text:p text:style-name="P9"/>
      <text:p text:style-name="P10">Limitations:</text:p>
      <text:list text:style-name="LFO5" text:continue-numbering="true">
        <text:list-item>
          <text:p text:style-name="P11">Only programmed to push things, cannot do other actions and is thus dependent on robot friend</text:p>
        </text:list-item>
        <text:list-item>
          <text:p text:style-name="P12">Environment has obstacles due to post-apocalyptic setting</text:p>
        </text:list-item>
      </text:list>
      <text:p text:style-name="P13"/>
      <text:p text:style-name="P14"/>
      <text:p text:style-name="P15"/>
      <text:p text:style-name="P16">Character sheet smol boi aka throw guy<text:s/></text:p>
      <text:p text:style-name="P17"/>
      <text:p text:style-name="P18">Personality:</text:p>
      <text:list text:style-name="LFO6" text:continue-numbering="true">
        <text:list-item>
          <text:p text:style-name="P19">Small, fast, strong, a little rusty but has less damage</text:p>
        </text:list-item>
        <text:list-item>
          <text:p text:style-name="P20">Programmed to throw things, can also throw other robots</text:p>
        </text:list-item>
      </text:list>
      <text:p text:style-name="P21"/>
      <text:p text:style-name="P22">Goals vs needs:</text:p>
      <text:list text:style-name="LFO7" text:continue-numbering="true">
        <text:list-item>
          <text:p text:style-name="P23">Goal is to work together with other robot to find replacements parts for him and find a repair robot</text:p>
        </text:list-item>
        <text:list-item>
          <text:p text:style-name="P24">Need is to help his friend<text:s/></text:p>
        </text:list-item>
      </text:list>
      <text:p text:style-name="P25"/>
      <text:p text:style-name="P26">Limitations:<text:s/></text:p>
      <text:list text:style-name="LFO8" text:continue-numbering="true">
        <text:list-item>
          <text:p text:style-name="P27">Only programmed to throw things, cannot do other actions and is thus dependent on robot friend</text:p>
        </text:list-item>
        <text:list-item>
          <text:p text:style-name="P28">Can only access places that robot friend made accessible for him or that are easy to access</text:p>
        </text:list-item>
        <text:list-item>
          <text:p text:style-name="P29">Environment has obstacles due to post-apocalyptic setting</text:p>
        </text:list-item>
        <text:list-item>
          <text:p text:style-name="P3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nya S</meta:initial-creator>
    <dc:creator>Tanya S</dc:creator>
    <meta:creation-date>2020-02-12T09:29:00Z</meta:creation-date>
    <dc:date>2020-02-12T09:45:00Z</dc:date>
    <meta:template xlink:href="Normal" xlink:type="simple"/>
    <meta:editing-cycles>2</meta:editing-cycles>
    <meta:editing-duration>PT0S</meta:editing-duration>
    <meta:document-statistic meta:page-count="1" meta:paragraph-count="2" meta:word-count="149" meta:character-count="1091" meta:row-count="7" meta:non-whitespace-character-count="944"/>
  </office:meta>
</office:document-meta>
</file>